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35.81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191.7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character:pick:pathtobaron:mentor:ranger}</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SET:baronbarfight:true|}</text:p>
            <text:p/>
            <text:p>"I'll take care of {objPronoun}," you hear a voice say.{|GOTO:pathtobaron|}{|MTM|}</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false</text:p>
          </table:table-cell>
          <table:table-cell office:value-type="string" calcext:value-type="string">
            <text:p>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true</text:p>
          </table:table-cell>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4">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8">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as well,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9">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0">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11">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if:noitem:pack:, lying on the bare ground}. You're tired the next morning.</text:p>
          </table:table-cell>
          <table:table-cell office:value-type="string" calcext:value-type="string">
            <text:p>You turn over and do your best to fall asleep.{if:noitem:pack: The ground is hard beneath you, with no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11">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4">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text:p>
          </table:table-cell>
          <table:table-cell table:number-columns-repeated="57"/>
        </table:table-row>
        <table:table-row table:style-name="ro9">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0">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13">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almanac:[character-taken-name]:your friend from [location-hometown-name], rescued from the [character-baron-baron]'s dungeons in [location-baronhome-name]}</text:p>
          </table:table-cell>
          <table:table-cell table:number-columns-repeated="61"/>
        </table:table-row>
        <table:table-row table:style-name="ro9">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find</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9">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2">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skittering in the trees, and the {character:baron:baron}'s men go off to investigate the sound. You see a flash of red between the {if:location:current:forest:leaves}{if:location:current:mountain:tree branches}{if:location:current:swamp: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8">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6">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if:noitem:pack:resupply and [|GIVE-pack-Travel pack-food, bedroll, etc.|]}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9">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5">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 style:data-style-name="N2" text:time-value="00:22:34.8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4T00:36:20.317000000</dc:date>
    <meta:editing-cycles>387</meta:editing-cycles>
    <meta:editing-duration>P7DT7H12M44S</meta:editing-duration>
    <meta:generator>LibreOffice/6.3.3.2$Windows_X86_64 LibreOffice_project/a64200df03143b798afd1ec74a12ab50359878ed</meta:generator>
    <meta:document-statistic meta:table-count="1" meta:cell-count="236" meta:object-count="0"/>
  </office:meta>
</office:document-meta>
</file>